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officeooo:rsid="001b9fe3" officeooo:paragraph-rsid="001b9fe3"/>
    </style:style>
    <style:style style:name="P2" style:family="paragraph" style:parent-style-name="Standard">
      <style:paragraph-properties fo:text-align="justify" style:justify-single-word="false"/>
      <style:text-properties style:font-name="arial" officeooo:rsid="001d6c11" officeooo:paragraph-rsid="001d6c11"/>
    </style:style>
    <style:style style:name="P3" style:family="paragraph" style:parent-style-name="Standard">
      <style:paragraph-properties fo:text-align="justify" style:justify-single-word="false"/>
      <style:text-properties style:font-name="arial" officeooo:rsid="001f3024" officeooo:paragraph-rsid="001f3024"/>
    </style:style>
    <style:style style:name="P4" style:family="paragraph" style:parent-style-name="Standard">
      <style:paragraph-properties fo:text-align="justify" style:justify-single-word="false"/>
      <style:text-properties style:font-name="arial" officeooo:rsid="001f3024" officeooo:paragraph-rsid="00234431"/>
    </style:style>
    <style:style style:name="P5" style:family="paragraph" style:parent-style-name="Standard">
      <style:paragraph-properties fo:text-align="justify" style:justify-single-word="false"/>
      <style:text-properties style:font-name="arial" officeooo:rsid="00266bb9" officeooo:paragraph-rsid="00266bb9"/>
    </style:style>
    <style:style style:name="P6" style:family="paragraph" style:parent-style-name="Standard">
      <style:paragraph-properties fo:text-align="justify" style:justify-single-word="false"/>
      <style:text-properties style:font-name="arial" officeooo:rsid="00279e63" officeooo:paragraph-rsid="0029b7f1"/>
    </style:style>
    <style:style style:name="P7" style:family="paragraph" style:parent-style-name="Standard">
      <style:paragraph-properties fo:text-align="justify" style:justify-single-word="false"/>
      <style:text-properties style:font-name="arial" officeooo:rsid="0029b7f1" officeooo:paragraph-rsid="0029b7f1"/>
    </style:style>
    <style:style style:name="P8" style:family="paragraph" style:parent-style-name="Standard">
      <style:paragraph-properties fo:text-align="justify" style:justify-single-word="false"/>
      <style:text-properties style:font-name="arial" officeooo:rsid="002e6cb9" officeooo:paragraph-rsid="002e6cb9"/>
    </style:style>
    <style:style style:name="P9" style:family="paragraph" style:parent-style-name="Standard">
      <style:paragraph-properties fo:text-align="justify" style:justify-single-word="false"/>
      <style:text-properties style:font-name="arial" officeooo:rsid="0030083b" officeooo:paragraph-rsid="0030083b"/>
    </style:style>
    <style:style style:name="P10" style:family="paragraph" style:parent-style-name="Standard">
      <style:paragraph-properties fo:text-align="justify" style:justify-single-word="false"/>
      <style:text-properties style:font-name="arial" officeooo:rsid="0030083b" officeooo:paragraph-rsid="00367ea3"/>
    </style:style>
    <style:style style:name="P11" style:family="paragraph" style:parent-style-name="Standard">
      <style:paragraph-properties fo:text-align="justify" style:justify-single-word="false"/>
      <style:text-properties style:font-name="arial" officeooo:rsid="0033ace2" officeooo:paragraph-rsid="0033ace2"/>
    </style:style>
    <style:style style:name="P12" style:family="paragraph" style:parent-style-name="Standard">
      <style:paragraph-properties fo:text-align="justify" style:justify-single-word="false"/>
      <style:text-properties style:font-name="arial" officeooo:rsid="0033ace2" officeooo:paragraph-rsid="003a91b3"/>
    </style:style>
    <style:style style:name="P13" style:family="paragraph" style:parent-style-name="Standard">
      <style:paragraph-properties fo:text-align="justify" style:justify-single-word="false"/>
      <style:text-properties style:font-name="arial" officeooo:rsid="0033ace2" officeooo:paragraph-rsid="003c57dd"/>
    </style:style>
    <style:style style:name="P14" style:family="paragraph" style:parent-style-name="Standard">
      <style:paragraph-properties fo:text-align="justify" style:justify-single-word="false"/>
      <style:text-properties style:font-name="arial" officeooo:rsid="003df242" officeooo:paragraph-rsid="003df242"/>
    </style:style>
    <style:style style:name="P15" style:family="paragraph" style:parent-style-name="Standard">
      <style:paragraph-properties fo:text-align="justify" style:justify-single-word="false"/>
      <style:text-properties style:font-name="arial" officeooo:rsid="003df242" officeooo:paragraph-rsid="003df242"/>
    </style:style>
    <style:style style:name="P16" style:family="paragraph" style:parent-style-name="Standard">
      <style:paragraph-properties fo:text-align="justify" style:justify-single-word="false"/>
      <style:text-properties style:font-name="arial" officeooo:rsid="003df242" officeooo:paragraph-rsid="004b57d9"/>
    </style:style>
    <style:style style:name="P17" style:family="paragraph" style:parent-style-name="Standard">
      <style:paragraph-properties fo:text-align="justify" style:justify-single-word="false"/>
      <style:text-properties style:font-name="arial" officeooo:rsid="0048142a" officeooo:paragraph-rsid="0048142a"/>
    </style:style>
    <style:style style:name="P18" style:family="paragraph" style:parent-style-name="Standard">
      <style:paragraph-properties fo:text-align="justify" style:justify-single-word="false"/>
      <style:text-properties style:font-name="arial" officeooo:rsid="004bbda9" officeooo:paragraph-rsid="004bbda9"/>
    </style:style>
    <style:style style:name="P19" style:family="paragraph" style:parent-style-name="Standard">
      <style:paragraph-properties fo:text-align="justify" style:justify-single-word="false"/>
      <style:text-properties style:font-name="arial" officeooo:rsid="004bbda9" officeooo:paragraph-rsid="005183e3"/>
    </style:style>
    <style:style style:name="P20" style:family="paragraph" style:parent-style-name="Standard">
      <style:paragraph-properties fo:text-align="justify" style:justify-single-word="false"/>
      <style:text-properties style:font-name="arial" officeooo:rsid="0058329f" officeooo:paragraph-rsid="0058329f"/>
    </style:style>
    <style:style style:name="P21" style:family="paragraph" style:parent-style-name="Standard">
      <style:paragraph-properties fo:text-align="justify" style:justify-single-word="false"/>
      <style:text-properties style:font-name="arial" officeooo:rsid="005e2f98" officeooo:paragraph-rsid="005e2f98"/>
    </style:style>
    <style:style style:name="P22" style:family="paragraph" style:parent-style-name="Standard">
      <style:paragraph-properties fo:text-align="justify" style:justify-single-word="false"/>
      <style:text-properties style:font-name="arial" officeooo:rsid="005e2f98" officeooo:paragraph-rsid="005f342f"/>
    </style:style>
    <style:style style:name="P23" style:family="paragraph" style:parent-style-name="Standard">
      <style:paragraph-properties fo:text-align="justify" style:justify-single-word="false"/>
      <style:text-properties style:font-name="arial" officeooo:rsid="005e2f98" officeooo:paragraph-rsid="0063d985"/>
    </style:style>
    <style:style style:name="P24" style:family="paragraph" style:parent-style-name="Standard">
      <style:paragraph-properties fo:text-align="justify" style:justify-single-word="false"/>
      <style:text-properties style:font-name="arial" officeooo:rsid="00645269" officeooo:paragraph-rsid="00645269"/>
    </style:style>
    <style:style style:name="P25" style:family="paragraph" style:parent-style-name="Standard">
      <style:paragraph-properties fo:text-align="justify" style:justify-single-word="false"/>
      <style:text-properties style:font-name="arial" officeooo:rsid="00645269" officeooo:paragraph-rsid="006809ed"/>
    </style:style>
    <style:style style:name="P26" style:family="paragraph" style:parent-style-name="Standard">
      <style:paragraph-properties fo:text-align="justify" style:justify-single-word="false"/>
      <style:text-properties style:font-name="arial" officeooo:rsid="00645269" officeooo:paragraph-rsid="006cefc8"/>
    </style:style>
    <style:style style:name="P27" style:family="paragraph" style:parent-style-name="Standard">
      <style:paragraph-properties fo:text-align="justify" style:justify-single-word="false"/>
      <style:text-properties style:font-name="arial" officeooo:rsid="00645269" officeooo:paragraph-rsid="006ee503"/>
    </style:style>
    <style:style style:name="P28" style:family="paragraph" style:parent-style-name="Standard">
      <style:paragraph-properties fo:text-align="justify" style:justify-single-word="false"/>
      <style:text-properties style:font-name="arial" officeooo:rsid="0074439e" officeooo:paragraph-rsid="0074439e"/>
    </style:style>
    <style:style style:name="P29" style:family="paragraph" style:parent-style-name="Standard">
      <style:paragraph-properties fo:text-align="justify" style:justify-single-word="false"/>
      <style:text-properties style:font-name="arial" officeooo:rsid="0074adfa" officeooo:paragraph-rsid="0074adfa"/>
    </style:style>
    <style:style style:name="P30" style:family="paragraph" style:parent-style-name="Standard">
      <style:paragraph-properties fo:text-align="justify" style:justify-single-word="false"/>
      <style:text-properties style:font-name="arial" officeooo:rsid="0074adfa" officeooo:paragraph-rsid="007518d6"/>
    </style:style>
    <style:style style:name="P31" style:family="paragraph" style:parent-style-name="Standard">
      <style:paragraph-properties fo:text-align="justify" style:justify-single-word="false"/>
      <style:text-properties style:font-name="arial" officeooo:rsid="0075f2f9" officeooo:paragraph-rsid="0075f2f9"/>
    </style:style>
    <style:style style:name="P32" style:family="paragraph" style:parent-style-name="Standard">
      <style:paragraph-properties fo:text-align="justify" style:justify-single-word="false"/>
      <style:text-properties style:font-name="arial" officeooo:rsid="0075f2f9" officeooo:paragraph-rsid="007773f5"/>
    </style:style>
    <style:style style:name="P33" style:family="paragraph" style:parent-style-name="Standard">
      <style:paragraph-properties fo:text-align="justify" style:justify-single-word="false"/>
      <style:text-properties style:font-name="arial" officeooo:rsid="0077b8ce" officeooo:paragraph-rsid="0077b8ce"/>
    </style:style>
    <style:style style:name="P34" style:family="paragraph" style:parent-style-name="Standard">
      <style:paragraph-properties fo:text-align="justify" style:justify-single-word="false"/>
      <style:text-properties style:font-name="arial" officeooo:rsid="0077b8ce" officeooo:paragraph-rsid="00795cf7"/>
    </style:style>
    <style:style style:name="P35" style:family="paragraph" style:parent-style-name="Standard">
      <style:paragraph-properties fo:text-align="justify" style:justify-single-word="false"/>
      <style:text-properties style:font-name="arial" officeooo:rsid="0077b8ce" officeooo:paragraph-rsid="0079c795"/>
    </style:style>
    <style:style style:name="P36" style:family="paragraph" style:parent-style-name="Standard">
      <style:paragraph-properties fo:text-align="justify" style:justify-single-word="false"/>
      <style:text-properties style:font-name="arial" officeooo:rsid="0077b8ce" officeooo:paragraph-rsid="0079f37c"/>
    </style:style>
    <style:style style:name="P37" style:family="paragraph" style:parent-style-name="Standard">
      <style:paragraph-properties fo:text-align="justify" style:justify-single-word="false"/>
      <style:text-properties style:font-name="arial" officeooo:rsid="0077b8ce" officeooo:paragraph-rsid="007ac987"/>
    </style:style>
    <style:style style:name="T1" style:family="text">
      <style:text-properties officeooo:rsid="0020505a"/>
    </style:style>
    <style:style style:name="T2" style:family="text">
      <style:text-properties officeooo:rsid="00205880"/>
    </style:style>
    <style:style style:name="T3" style:family="text">
      <style:text-properties officeooo:rsid="00220f11"/>
    </style:style>
    <style:style style:name="T4" style:family="text">
      <style:text-properties officeooo:rsid="00234431"/>
    </style:style>
    <style:style style:name="T5" style:family="text">
      <style:text-properties officeooo:rsid="0029b7f1"/>
    </style:style>
    <style:style style:name="T6" style:family="text">
      <style:text-properties officeooo:rsid="002ca12e"/>
    </style:style>
    <style:style style:name="T7" style:family="text">
      <style:text-properties officeooo:rsid="002f2c7a"/>
    </style:style>
    <style:style style:name="T8" style:family="text">
      <style:text-properties officeooo:rsid="003108a8"/>
    </style:style>
    <style:style style:name="T9" style:family="text">
      <style:text-properties officeooo:rsid="00310a29"/>
    </style:style>
    <style:style style:name="T10" style:family="text">
      <style:text-properties officeooo:rsid="0031f399"/>
    </style:style>
    <style:style style:name="T11" style:family="text">
      <style:text-properties officeooo:rsid="0035612d"/>
    </style:style>
    <style:style style:name="T12" style:family="text">
      <style:text-properties officeooo:rsid="003ac056"/>
    </style:style>
    <style:style style:name="T13" style:family="text">
      <style:text-properties officeooo:rsid="003c57dd"/>
    </style:style>
    <style:style style:name="T14" style:family="text">
      <style:text-properties officeooo:rsid="003fe0f8"/>
    </style:style>
    <style:style style:name="T15" style:family="text">
      <style:text-properties officeooo:rsid="00422aab"/>
    </style:style>
    <style:style style:name="T16" style:family="text">
      <style:text-properties officeooo:rsid="00423750"/>
    </style:style>
    <style:style style:name="T17" style:family="text">
      <style:text-properties officeooo:rsid="00455d60"/>
    </style:style>
    <style:style style:name="T18" style:family="text">
      <style:text-properties officeooo:rsid="0045b3b0"/>
    </style:style>
    <style:style style:name="T19" style:family="text">
      <style:text-properties officeooo:rsid="0047aea8"/>
    </style:style>
    <style:style style:name="T20" style:family="text">
      <style:text-properties officeooo:rsid="0047c739"/>
    </style:style>
    <style:style style:name="T21" style:family="text">
      <style:text-properties officeooo:rsid="004d0d9a"/>
    </style:style>
    <style:style style:name="T22" style:family="text">
      <style:text-properties officeooo:rsid="004ffaa4"/>
    </style:style>
    <style:style style:name="T23" style:family="text">
      <style:text-properties officeooo:rsid="00533b5c"/>
    </style:style>
    <style:style style:name="T24" style:family="text">
      <style:text-properties officeooo:rsid="00565131"/>
    </style:style>
    <style:style style:name="T25" style:family="text">
      <style:text-properties officeooo:rsid="005a8107"/>
    </style:style>
    <style:style style:name="T26" style:family="text">
      <style:text-properties officeooo:rsid="005b6755"/>
    </style:style>
    <style:style style:name="T27" style:family="text">
      <style:text-properties officeooo:rsid="005f342f"/>
    </style:style>
    <style:style style:name="T28" style:family="text">
      <style:text-properties officeooo:rsid="0061ea1c"/>
    </style:style>
    <style:style style:name="T29" style:family="text">
      <style:text-properties officeooo:rsid="0063d985"/>
    </style:style>
    <style:style style:name="T30" style:family="text">
      <style:text-properties officeooo:rsid="0066440a"/>
    </style:style>
    <style:style style:name="T31" style:family="text">
      <style:text-properties officeooo:rsid="00698c19"/>
    </style:style>
    <style:style style:name="T32" style:family="text">
      <style:text-properties officeooo:rsid="006b257e"/>
    </style:style>
    <style:style style:name="T33" style:family="text">
      <style:text-properties officeooo:rsid="006cefc8"/>
    </style:style>
    <style:style style:name="T34" style:family="text">
      <style:text-properties officeooo:rsid="006cf994"/>
    </style:style>
    <style:style style:name="T35" style:family="text">
      <style:text-properties officeooo:rsid="006f30d3"/>
    </style:style>
    <style:style style:name="T36" style:family="text">
      <style:text-properties officeooo:rsid="0071402b"/>
    </style:style>
    <style:style style:name="T37" style:family="text">
      <style:text-properties officeooo:rsid="0073b51e"/>
    </style:style>
    <style:style style:name="T38" style:family="text">
      <style:text-properties officeooo:rsid="007518d6"/>
    </style:style>
    <style:style style:name="T39" style:family="text">
      <style:text-properties officeooo:rsid="0076c344"/>
    </style:style>
    <style:style style:name="T40" style:family="text">
      <style:text-properties officeooo:rsid="007773f5"/>
    </style:style>
    <style:style style:name="T41" style:family="text">
      <style:text-properties officeooo:rsid="00795cf7"/>
    </style:style>
    <style:style style:name="T42" style:family="text">
      <style:text-properties officeooo:rsid="0079f37c"/>
    </style:style>
    <style:style style:name="T43" style:family="text">
      <style:text-properties officeooo:rsid="007a7134"/>
    </style:style>
    <style:style style:name="T44" style:family="text">
      <style:text-properties officeooo:rsid="007ac98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TEIRO DO SEMINÁRIO – PROBABILIDADE E ESTATÍSTICA</text:p>
      <text:p text:style-name="P1"/>
      <text:p text:style-name="P1">SLIDE 1 – <text:span text:style-name="T1">CIÊNCIA DE DADOS</text:span></text:p>
      <text:p text:style-name="P1">- Apresentação do grupo e tema.</text:p>
      <text:p text:style-name="P1"/>
      <text:p text:style-name="P2">SLIDE 2 – <text:span text:style-name="T2">AGENDA</text:span></text:p>
      <text:p text:style-name="P2">- Ler agenda.</text:p>
      <text:p text:style-name="P2"/>
      <text:p text:style-name="P3">SLIDE <text:span text:style-name="T15">21</text:span> – <text:span text:style-name="T2">PONDO A MÃO NA MASSA</text:span></text:p>
      <text:p text:style-name="P4">“<text:span text:style-name="T3">Mesmo que existam várias linguagens, como </text:span><text:span text:style-name="T4">as que foram </text:span><text:span text:style-name="T3">citado</text:span><text:span text:style-name="T4">s</text:span><text:span text:style-name="T3"> anteriormente, </text:span><text:span text:style-name="T4">quem deseja começar na ciência de dados sempre se depara com os brilhos da categoria:</text:span></text:p>
      <text:p text:style-name="P4"><text:tab/>- <text:span text:style-name="T4">R;</text:span></text:p>
      <text:p text:style-name="P4"><text:tab/>- <text:span text:style-name="T4">Python; e,</text:span></text:p>
      <text:p text:style-name="P4"><text:tab/>- <text:span text:style-name="T4">Notebooks, como o Jupyter.</text:span>”</text:p>
      <text:p text:style-name="P5"/>
      <text:p text:style-name="P5">SLIDE <text:span text:style-name="T16">22</text:span> – R </text:p>
      <text:p text:style-name="P6">“- <text:s/><text:span text:style-name="T5">R é uma linguagem de programação funcional, dinâmica e fracamente tipada;</text:span></text:p>
      <text:p text:style-name="P7">- Foi criada em um ambiente de Estatística. Dessa forma, notamos que seu uso é quase exclusivamente voltado à manipulação, análise e visualização;</text:p>
      <text:p text:style-name="P6">- <text:span text:style-name="T6">Como a análise de dados é uma área que cresce de forma considerável hoje, a popularidade de R vem crescendo nos últimos anos juntamente.”</text:span></text:p>
      <text:p text:style-name="P6"/>
      <text:p text:style-name="P8">SLIDE <text:span text:style-name="T17">23 </text:span>– R E RSTUDIO</text:p>
      <text:p text:style-name="P8">“- <text:span text:style-name="T7">Este é um exemplo de código em R com sua melhor IDE: RStudio.</text:span>”</text:p>
      <text:p text:style-name="P8"/>
      <text:p text:style-name="P9">SLIDE <text:span text:style-name="T18">24</text:span> – JUPYTER NOTEBOOK</text:p>
      <text:p text:style-name="P10">“- <text:span text:style-name="T8">Tecnologias diferentes de linguagens para análises de dados também surgiram pra somar. Como exemplo disso temos </text:span><text:span text:style-name="T9">os Notebooks, que são aplicações que criam e compartilham documentos, junção de texto e código de forma organizada e executável;</text:span></text:p>
      <text:p text:style-name="P10"><text:span text:style-name="T10">- Na tela temos um exemplo visual de como o Jupyter é portado.</text:span>”</text:p>
      <text:p text:style-name="P9"/>
      <text:p text:style-name="P11">SLIDE <text:span text:style-name="T19">25</text:span> – PYTHON </text:p>
      <text:p text:style-name="P12">“- <text:span text:style-name="T11">Voltando ao tópico das linguagens, temos a aparição do Python como linguagem para análise de dados;</text:span></text:p>
      <text:p text:style-name="P13"><text:span text:style-name="T11">- O </text:span><text:span text:style-name="T12">Python é de propósito geral e suporta múltiplos paradigmas de programação;</text:span></text:p>
      <text:p text:style-name="P13">- <text:span text:style-name="T13">Tem uma biblioteca de itens fáceis de compreender e é uma das linguagens mais populares hoje.</text:span>”</text:p>
      <text:p text:style-name="P13"/>
      <text:p text:style-name="P14">SLIDE <text:span text:style-name="T20">26</text:span> – PYTHON E CÓDIGO</text:p>
      <text:p text:style-name="P14">“- Aqui podemos ver um exemplo de código em Python, mas há um detalhe interessante: ele está sendo executado no RStudio.”</text:p>
      <text:p text:style-name="P14"/>
      <text:p text:style-name="P17">SLIDE 27 – R E PYTHON</text:p>
      <text:p text:style-name="P16">“- Pensando de forma mais detalhada, isso gera um questionamento: <text:span text:style-name="T14">sendo duas linguagens usadas pra mesma coisa, qual a melhor?</text:span>”</text:p>
      <text:p text:style-name="P16"/>
      <text:p text:style-name="P18">SLIDE 28 – CENÁRIO 2016/2017</text:p>
      <text:p text:style-name="P19">“- <text:span text:style-name="T21">R sempre foi referência em análise de dados, só em 16/17 que foi passada por Python.</text:span></text:p>
      <text:p text:style-name="P19"><text:span text:style-name="T22">- Verifiquem também </text:span><text:span text:style-name="T23">que a categoria ‘both’ vem crescendo </text:span><text:span text:style-name="T24">independente de qual linguagem está sendo mais usada, isso é importante.</text:span>”</text:p>
      <text:p text:style-name="P19"/>
      <text:p text:style-name="P19"/>
      <text:p text:style-name="P20"><text:soft-page-break/>SLIDE 29 – CENÁRIO 2019</text:p>
      <text:p text:style-name="P20">“- <text:span text:style-name="T25">Em 2019, uma pesquisa feita com 1800 participantes realizada pelo K</text:span><text:span text:style-name="T26">D</text:span><text:span text:style-name="T25">nuggtes, o Python se torna mais interessante que R em proporções mais acentuadas.</text:span>”</text:p>
      <text:p text:style-name="P20"/>
      <text:p text:style-name="P21">SLIDE 30 – REFLEXO NO KAGGLE</text:p>
      <text:p text:style-name="P22">“- <text:span text:style-name="T27">Mas o gráfico matador dessa relação, na minha opinião, é esse do Kaggle.</text:span></text:p>
      <text:p text:style-name="P23">- <text:span text:style-name="T28">Pra quem não sabe, Kaggle é</text:span> uma plataforma para aprendizado de ciência de dados. É também uma comunidade, a maior da internet, para assuntos relacionados com Data Science.</text:p>
      <text:p text:style-name="P23">- <text:span text:style-name="T29">Esse gráfico reflete que na maior comunidade de Data Science da Internet, Python está bem mais na frente que R, que perde até mesmo pra SQL.</text:span>”</text:p>
      <text:p text:style-name="P23"/>
      <text:p text:style-name="P24">SLIDE 31 – PYTHON?</text:p>
      <text:p text:style-name="P25">“- <text:span text:style-name="T30">Então Python ganha? Talvez não.</text:span></text:p>
      <text:p text:style-name="P26">- <text:span text:style-name="T31">Relacionado a Data Sciente, tudo o que uma linguagem pode fazer, a outra também pode. </text:span><text:span text:style-name="T32">Mas se levado em conta os conceitos mais profundos de análise de dados, isso se torna desequilibrado.</text:span></text:p>
      <text:p text:style-name="P27">- <text:span text:style-name="T33">Python só sai na frente por ser multiparadigma e de propósito geral, também somado por ter mais bibliotecas de construção e análise do Data Science. </text:span><text:span text:style-name="T34">Quando vemos o Deep Learning, por exemplo, Python só tá na frente porque a maioria das ferramentas é primeiro desenvolvida pra </text:span>”<text:span text:style-name="T34">essa linguagem.</text:span></text:p>
      <text:p text:style-name="P27"><text:span text:style-name="T34">- </text:span><text:span text:style-name="T35">O divisor de águas foi a criação do TensorFlow, essa plataforma deu a maior popularidade para o Python dentro de Data Science.<text:line-break/>- </text:span><text:span text:style-name="T36">Já o R foi pensado para demandas do universo da estatística </text:span><text:span text:style-name="T37">e de forma ‘out of the box’ é muito bom nisso.</text:span><text:span text:style-name="T34">”</text:span></text:p>
      <text:p text:style-name="P27"/>
      <text:p text:style-name="P28">SLIDE 32 – COMPARAÇÕES GERAIS</text:p>
      <text:p text:style-name="P28">- Ler e analisar o quadro em sala.</text:p>
      <text:p text:style-name="P28"/>
      <text:p text:style-name="P29">SLIDE 33 – CONCLUSÃO</text:p>
      <text:p text:style-name="P30">“- <text:span text:style-name="T38">Concluímos então que:</text:span></text:p>
      <text:p text:style-name="P30"><text:tab/>- <text:span text:style-name="T38">Python: chad;</text:span></text:p>
      <text:p text:style-name="P30"><text:tab/>- <text:span text:style-name="T38">R: cringe.</text:span>”</text:p>
      <text:p text:style-name="P30"/>
      <text:p text:style-name="P31">SLIDE 34 – POR QUE NÃO AMBOS?</text:p>
      <text:p text:style-name="P32">“<text:span text:style-name="T39">Brincadeiras de lado. Não há linguagem melhor que outra.</text:span></text:p>
      <text:p text:style-name="P32">- <text:span text:style-name="T40">Isso é relacionado ao contexto.</text:span></text:p>
      <text:p text:style-name="P32">- <text:span text:style-name="T40">A melhor linguagem é aquela que resolve seu problema.</text:span>”</text:p>
      <text:p text:style-name="P32"/>
      <text:p text:style-name="P33">SLIDE 35 – RECOMENDAÇÕES</text:p>
      <text:p text:style-name="P34">“- Sendo um membro inserido <text:span text:style-name="T41">no universo de Data Science e usuário do Kaggle, tenho algumas recomendações.</text:span></text:p>
      <text:p text:style-name="P35">- <text:span text:style-name="T41">São relacionadas ao Python pois sou usuário de Python:</text:span></text:p>
      <text:p text:style-name="P36"><text:tab/>- <text:span text:style-name="T42">Google Colaboratory: mesmo que Jupyter, só que melhor. Oferece de forma gratuita TPUs e GPUs pra uso mais rápido de um número substancialmente grande de dados;</text:span></text:p>
      <text:p text:style-name="P37"><text:tab/>- <text:span text:style-name="T42">Pycharm: </text:span><text:span text:style-name="T43">acho que a melhor plataforma pra lidar com o Python sendo Python é o Pycharm. Completo e muito fácil de usar;</text:span></text:p>
      <text:p text:style-name="P37"><text:tab/>- <text:span text:style-name="T44">Spyder: pra quem quer lidar com o Python sendo R, o Spyder é a melhor opção. Ele é visualmente idêntico ao RStudio e utiliza todo o poder de Python com a idealização do R.</text:span>”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15:13:22.815711834</meta:creation-date>
    <dc:date>2023-01-15T13:39:58.565020130</dc:date>
    <meta:editing-duration>PT3H18M25S</meta:editing-duration>
    <meta:editing-cycles>89</meta:editing-cycles>
    <meta:generator>LibreOffice/7.3.7.2$Linux_X86_64 LibreOffice_project/30$Build-2</meta:generator>
    <meta:document-statistic meta:table-count="0" meta:image-count="0" meta:object-count="0" meta:page-count="2" meta:paragraph-count="57" meta:word-count="755" meta:character-count="4331" meta:non-whitespace-character-count="3604"/>
  </office:meta>
</office:document-meta>
</file>